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62755" officeooo:paragraph-rsid="00162755" style:font-weight-asian="bold" style:font-weight-complex="bold"/>
    </style:style>
    <style:style style:name="P2" style:family="paragraph" style:parent-style-name="Standard">
      <style:text-properties fo:font-weight="bold" officeooo:rsid="001a7589" officeooo:paragraph-rsid="001a7589" style:font-weight-asian="bold" style:font-weight-complex="bold"/>
    </style:style>
    <style:style style:name="P3" style:family="paragraph" style:parent-style-name="Standard">
      <style:text-properties fo:font-weight="bold" officeooo:rsid="001b7c53" officeooo:paragraph-rsid="001b7c53" style:font-weight-asian="bold" style:font-weight-complex="bold"/>
    </style:style>
    <style:style style:name="P4" style:family="paragraph" style:parent-style-name="Standard">
      <style:text-properties fo:font-weight="bold" officeooo:rsid="001d72a8" officeooo:paragraph-rsid="001d72a8" style:font-weight-asian="bold" style:font-weight-complex="bold"/>
    </style:style>
    <style:style style:name="P5" style:family="paragraph" style:parent-style-name="Standard">
      <style:text-properties fo:font-weight="bold" officeooo:rsid="001f0afe" officeooo:paragraph-rsid="001f0afe" style:font-weight-asian="bold" style:font-weight-complex="bold"/>
    </style:style>
    <style:style style:name="P6" style:family="paragraph" style:parent-style-name="Standard">
      <style:text-properties fo:font-weight="bold" officeooo:rsid="00276cbf" officeooo:paragraph-rsid="00276cbf" style:font-weight-asian="bold" style:font-weight-complex="bold"/>
    </style:style>
    <style:style style:name="P7" style:family="paragraph" style:parent-style-name="Standard">
      <style:text-properties fo:font-weight="bold" officeooo:rsid="0029378e" officeooo:paragraph-rsid="0029378e" style:font-weight-asian="bold" style:font-weight-complex="bold"/>
    </style:style>
    <style:style style:name="P8" style:family="paragraph" style:parent-style-name="Standard">
      <style:text-properties fo:font-weight="bold" officeooo:rsid="002b2047" officeooo:paragraph-rsid="002b2047" style:font-weight-asian="bold" style:font-weight-complex="bold"/>
    </style:style>
    <style:style style:name="P9" style:family="paragraph" style:parent-style-name="Standard">
      <style:text-properties fo:font-weight="normal" officeooo:rsid="00162755" officeooo:paragraph-rsid="001a7589" style:font-weight-asian="normal" style:font-weight-complex="normal"/>
    </style:style>
    <style:style style:name="P10" style:family="paragraph" style:parent-style-name="Standard">
      <style:text-properties fo:font-weight="normal" officeooo:rsid="00162755" officeooo:paragraph-rsid="00162755" style:font-weight-asian="normal" style:font-weight-complex="normal"/>
    </style:style>
    <style:style style:name="P11" style:family="paragraph" style:parent-style-name="Standard">
      <style:text-properties fo:font-weight="normal" officeooo:rsid="001a7589" officeooo:paragraph-rsid="001a7589" style:font-weight-asian="normal" style:font-weight-complex="normal"/>
    </style:style>
    <style:style style:name="P12" style:family="paragraph" style:parent-style-name="Standard">
      <style:text-properties fo:font-weight="normal" officeooo:rsid="001b7c53" officeooo:paragraph-rsid="001b7c53" style:font-weight-asian="normal" style:font-weight-complex="normal"/>
    </style:style>
    <style:style style:name="P13" style:family="paragraph" style:parent-style-name="Standard">
      <style:text-properties fo:font-weight="normal" officeooo:rsid="001d72a8" officeooo:paragraph-rsid="001d72a8" style:font-weight-asian="normal" style:font-weight-complex="normal"/>
    </style:style>
    <style:style style:name="P14" style:family="paragraph" style:parent-style-name="Standard">
      <style:text-properties fo:font-weight="normal" officeooo:rsid="001f0afe" officeooo:paragraph-rsid="001f0afe" style:font-weight-asian="normal" style:font-weight-complex="normal"/>
    </style:style>
    <style:style style:name="P15" style:family="paragraph" style:parent-style-name="Standard">
      <style:text-properties fo:font-weight="normal" officeooo:rsid="0020f652" officeooo:paragraph-rsid="0020f652" style:font-weight-asian="normal" style:font-weight-complex="normal"/>
    </style:style>
    <style:style style:name="P16" style:family="paragraph" style:parent-style-name="Standard">
      <style:text-properties fo:font-weight="normal" officeooo:rsid="0021e536" officeooo:paragraph-rsid="0021e536" style:font-weight-asian="normal" style:font-weight-complex="normal"/>
    </style:style>
    <style:style style:name="P17" style:family="paragraph" style:parent-style-name="Standard">
      <style:text-properties fo:font-weight="normal" officeooo:rsid="0023c77c" officeooo:paragraph-rsid="0023c77c" style:font-weight-asian="normal" style:font-weight-complex="normal"/>
    </style:style>
    <style:style style:name="P18" style:family="paragraph" style:parent-style-name="Standard">
      <style:text-properties fo:font-weight="normal" officeooo:rsid="00255de1" officeooo:paragraph-rsid="00255de1" style:font-weight-asian="normal" style:font-weight-complex="normal"/>
    </style:style>
    <style:style style:name="P19" style:family="paragraph" style:parent-style-name="Standard">
      <style:text-properties fo:font-weight="normal" officeooo:rsid="00276cbf" officeooo:paragraph-rsid="00276cbf" style:font-weight-asian="normal" style:font-weight-complex="normal"/>
    </style:style>
    <style:style style:name="P20" style:family="paragraph" style:parent-style-name="Standard">
      <style:text-properties fo:font-weight="normal" officeooo:rsid="0028643a" officeooo:paragraph-rsid="0028643a" style:font-weight-asian="normal" style:font-weight-complex="normal"/>
    </style:style>
    <style:style style:name="P21" style:family="paragraph" style:parent-style-name="Standard">
      <style:text-properties fo:font-weight="normal" officeooo:rsid="0029378e" officeooo:paragraph-rsid="0029378e" style:font-weight-asian="normal" style:font-weight-complex="normal"/>
    </style:style>
    <style:style style:name="P22" style:family="paragraph" style:parent-style-name="Standard">
      <style:text-properties fo:font-weight="normal" officeooo:rsid="002b2047" officeooo:paragraph-rsid="002b2047" style:font-weight-asian="normal" style:font-weight-complex="normal"/>
    </style:style>
    <style:style style:name="T1" style:family="text">
      <style:text-properties officeooo:rsid="001a7589"/>
    </style:style>
    <style:style style:name="T2" style:family="text">
      <style:text-properties officeooo:rsid="001ee7b7"/>
    </style:style>
    <style:style style:name="T3" style:family="text">
      <style:text-properties fo:font-weight="bold" officeooo:rsid="0028643a" style:font-weight-asian="bold" style:font-weight-complex="bold"/>
    </style:style>
    <style:style style:name="T4" style:family="text">
      <style:text-properties officeooo:rsid="001d72a8"/>
    </style:style>
    <style:style style:name="T5" style:family="text">
      <style:text-properties fo:font-weight="normal" style:font-weight-asian="normal" style:font-weight-complex="normal"/>
    </style:style>
    <style:style style:name="T6" style:family="text">
      <style:text-properties officeooo:rsid="0021e536"/>
    </style:style>
    <style:style style:name="T7" style:family="text">
      <style:text-properties officeooo:rsid="0028d7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LIDE 1</text:p>
      <text:p text:style-name="P2"/>
      <text:p text:style-name="P9">Olá Pessoal, </text:p>
      <text:p text:style-name="P1"/>
      <text:p text:style-name="P10"><text:span text:style-name="T1">Aqui é o </text:span>Pr<text:span text:style-name="T2">o</text:span>f. Wagner do Dept. de Estatística da UFPR e essa é a <text:span text:style-name="T1">primeira aula </text:span>do curso de estatística Básica.</text:p>
      <text:p text:style-name="P11">O tópico desta aula é “Introdução à análise Exploratória de dados” e consiste do Capítulo 1 do nosso livro texto. </text:p>
      <text:p text:style-name="P11">Lembre-se para todos os detalhes sobre a oferta desta disciplina você pode consultar a página da disciplina ou ver o primeiro vídeo desta série.</text:p>
      <text:p text:style-name="P11"/>
      <text:p text:style-name="P3">SLIDE 2</text:p>
      <text:p text:style-name="P3"/>
      <text:p text:style-name="P12">O conteúdo deste capítulo esta divido em dois grandes tópicos:</text:p>
      <text:p text:style-name="P3"/>
      <text:p text:style-name="P12">1 – Ideias gerais e</text:p>
      <text:p text:style-name="P12">2 – Análise exploratória de dados</text:p>
      <text:p text:style-name="P12"/>
      <text:p text:style-name="P12">Por fim, deixo alguns exercícios para vocês praticarem.</text:p>
      <text:p text:style-name="P12"/>
      <text:p text:style-name="P3">SLIDE 3</text:p>
      <text:p text:style-name="P3"/>
      <text:p text:style-name="P12">Este é um curso de Estatística Básica então a primeiro pergunta que deve vir à cabeça de você é:</text:p>
      <text:p text:style-name="P12"/>
      <text:p text:style-name="P12">O que é estatística? </text:p>
      <text:p text:style-name="P12"/>
      <text:p text:style-name="P12">A literatura traz diversas definições a que adotamos para este curso diz o seguinte:</text:p>
      <text:p text:style-name="P12"/>
      <text:p text:style-name="P12">LER A DEFINIÇÃO</text:p>
      <text:p text:style-name="P12"/>
      <text:p text:style-name="P12">Ótimo!</text:p>
      <text:p text:style-name="P12">Agora vocês podem pensar, mas por que estudar estatística é importante? E onde a estatística é usada?</text:p>
      <text:p text:style-name="P12"/>
      <text:p text:style-name="P12">Essas são realmente perguntas relevantes. </text:p>
      <text:p text:style-name="P12">A resposta simples é o seguinte: A estatística está tão presente em sua vida que muitas vezes você nem mesmo se da conta disso. São situações tão naturais e corriqueiras que você nem da mais importância.</text:p>
      <text:p text:style-name="P12"/>
      <text:p text:style-name="P12">Algumas situações do seu cotidiano que a estatística está presente são:</text:p>
      <text:p text:style-name="P12"/>
      <text:p text:style-name="P12">Não é incomum em jornais você ver pesquisas que objetivam mensurar a opinião da população brasileira sobre o novo governo ou sobre ações do novo governo.</text:p>
      <text:p text:style-name="P12"/>
      <text:p text:style-name="P12">Porém as aplicações de estatística são extremamente amplas e por exemplo, técnicas estatística são usadas para avaliar a efetividade de novas drogas contra doenças como o câncer.</text:p>
      <text:p text:style-name="P12"/>
      <text:p text:style-name="P12">Na área de comércio e serviços as aplicações são as mais variadas possíveis, exemplos incluem <text:tab/></text:p>
      <text:p text:style-name="P12">- Entender os hábitos de compra dos clientes de uma loja virtual.</text:p>
      <text:p text:style-name="P12">- Recomendação personalizada de produtos.</text:p>
      <text:p text:style-name="P12">Entre diversas outras.</text:p>
      <text:p text:style-name="P12"/>
      <text:p text:style-name="P12"><text:soft-page-break/>Além disso, em áreas já consagradas da estatística como a pesquisa agronômica podemos, por exemplo Comparar a produtividade da soja sob diferentes formas de cultivo,</text:p>
      <text:p text:style-name="P12">adubação, etc.</text:p>
      <text:p text:style-name="P12"/>
      <text:p text:style-name="P12">E é claro eu uso a soja, mas potencialmente qualquer outra cultura pode ser analisada usando o mesmo conjunto de técnicas.</text:p>
      <text:p text:style-name="P12"/>
      <text:p text:style-name="P12">Usando apenas estes simples exemplos fica claro que as aplicações de técnicas estatísticas são de grande importância <text:span text:style-name="T4">no nosso cotidiano </text:span>e que portant<text:span text:style-name="T4">o</text:span> merecem ser estudas em detalhes. </text:p>
      <text:p text:style-name="P13">Uma boa formação nas técnicas básicas de estatística e na forma estatística de pensar será um grande diferencial para sua vida profissional.</text:p>
      <text:p text:style-name="P13"/>
      <text:p text:style-name="P4">SLIDE 4</text:p>
      <text:p text:style-name="P4"/>
      <text:p text:style-name="P13">Para começar nosso estudo sobre Estatística precisamos de três conceitos fundamentais:</text:p>
      <text:p text:style-name="P13"/>
      <text:p text:style-name="P4">População: <text:span text:style-name="T5">Conjunto de todos os elementos sob investigação.</text:span></text:p>
      <text:p text:style-name="P4">Amostra: <text:span text:style-name="T5">Subconjunto da população.</text:span></text:p>
      <text:p text:style-name="P4">Variável de interesse: c<text:span text:style-name="T5">aracterística a ser observada em cada indivíduo da amostra.</text:span></text:p>
      <text:p text:style-name="P12"/>
      <text:p text:style-name="P14">Apesar de fácil definição na prática tais conceitos podem ser dificeis de definir. </text:p>
      <text:p text:style-name="P14">Vamos discutir como definir a População, Amostra e Variável de Interesse para alguns dos exemplos citados anteriormente.</text:p>
      <text:p text:style-name="P14"/>
      <text:p text:style-name="P5">SLIDE 5</text:p>
      <text:p text:style-name="P5"/>
      <text:p text:style-name="P14">Como nosso primeiro exemplo suponha que desejamos avaliar a </text:p>
      <text:p text:style-name="P14">“Opinião da população brasileira sobre o novo governo.”</text:p>
      <text:p text:style-name="P14">Quem é a população neste caso? Bom parece evidente todos os habitantes do Brasil. Existem outras opções? </text:p>
      <text:p text:style-name="P14">Bem talvez todos os habitantes do Brasil seja algo irreal, uma vez que envolve crianças e outros habitantes que talvez não sejam capazes ou não queiram opiniar. </text:p>
      <text:p text:style-name="P14">Talvez uma população mais realista seja apenas a dos brasileiros economicamente ativos.</text:p>
      <text:p text:style-name="P14">Ou ainda fazer algum recorte por faixa etária, por exemplo, brasileiros maiores de 18 anos.</text:p>
      <text:p text:style-name="P14">Ou ainda fazer um recorte mais especifico, como por exemplo, brasileiros que votaram na última eleição. Enfim, as opções são muitas e na prática a real população sendo estudada pode ser de dificil definição.</text:p>
      <text:p text:style-name="P14"/>
      <text:p text:style-name="P14">Bom, se definir a população neste caso já é um desafio. Definir uma amostra desta população pode ser ainda mais dificil. Lembre-se uma amostra é qualquer subconjunto da população. Perfeito! Mas qual? Será que qualquer subconjunto? Por exemplo, vou pegar 2000 habitantes de Curitiba. Eles representam um subconjunto da população brasileira, mas será que esses 2000 curitibanos representam a população brasileira? Bom, ainda não sabemos responder à isso, e esse é justamente um dos objetivos deste curso.</text:p>
      <text:p text:style-name="P14"/>
      <text:p text:style-name="P14">Por fim, precisamos definir qual a variável de interesse. </text:p>
      <text:p text:style-name="P14">Bom queremos saber a “Opinião”, mas como eu meço a opinião de alguém sobre alguma coisa?</text:p>
      <text:p text:style-name="P15">Eu posso, por exemplo, simplesmente perguntar a uma pessoa. </text:p>
      <text:p text:style-name="P15">“Você concorda com essa atitude do novo governo” e obter uma resposta simples do tipo SIM ou NÃO. </text:p>
      <text:p text:style-name="P15">Ou ainda, eu posso ser mais detalhistas e dar mais opções, por exemplo,</text:p>
      <text:p text:style-name="P15"><text:soft-page-break/>Em uma escala de 1 a 5 onde 1 é Discordo Totalmente e 5 é Concordno Totalmente marque o quanto você concorda com essa atitude do novo governo.</text:p>
      <text:p text:style-name="P15">O importante aqui é notar que a “opinião” pode ser mensurada de diversas formas, porém tal forma terá impacto nas técnicas usadas para análise e obviamente na conclusão final da análise.</text:p>
      <text:p text:style-name="P15"/>
      <text:p text:style-name="P15">Um segundo exemplo mais complexo é </text:p>
      <text:p text:style-name="P15"/>
      <text:p text:style-name="P15">“Avaliar a efetividade de uma nova droga para a cura do câncer.”</text:p>
      <text:p text:style-name="P15"/>
      <text:p text:style-name="P15">População: Potencialmente todos os seres humanos? Ou talvez apenas as pessoas já acometidas pela doença. Neste caso a definição de população é realmente dificil. Além disso, precisamos pensar também como levar em consideração <text:span text:style-name="T6">questões relacionadas a raça, cor entre outras.</text:span></text:p>
      <text:p text:style-name="P16">Amostra: Bom se a população é dificil de definir, como definir um subconjunto desta população? Não temos respostas prontas para isso e na prática vai cada situação exigirá uma profunda reflexão sobre que é a população e como coletar a amostra.</text:p>
      <text:p text:style-name="P16"/>
      <text:p text:style-name="P16">Por fim, a variável de interesse. Curou ou não curou? Será que essa medida fornecerá uma boa avaliação da doença? Talvez medir algum marcador no sangue que esteja altamente relacionado com o grau de acometimento da doença? Novamente são questões que devem ser discutidas caso a caso.</text:p>
      <text:p text:style-name="P16"/>
      <text:p text:style-name="P16">Vamos ver mais um exemplo:</text:p>
      <text:p text:style-name="P16"/>
      <text:p text:style-name="P16">“Entender os hábitos de compra dos clientes de uma loja virtual.”</text:p>
      <text:p text:style-name="P16"/>
      <text:p text:style-name="P16">População: Todos os clientes da loja virtual.</text:p>
      <text:p text:style-name="P16">Amostra: será que eu preciso coletar uma amostra? Suponha que você tem um cadastro de todos os clinetes que já efetuaram uma compra em sua loja. Você tem a população ou uma amostra da população? A resposta depende de quem você define como População.</text:p>
      <text:p text:style-name="P16">Por exemplo: Se você define como população todos os clientes que já compraram em sua loja e que tem cadastro você tem a população. Por outro lado se você define a população como todos os clientes em potencial, ou seja, mesmo aqueles que nunca compraram mas que podem vir a comprar você tem apenas uma amostra.</text:p>
      <text:p text:style-name="P17">Variável de interesse: Hábito de compra, mas o que é hábito de compra? Você precisará definir claramente o que você considera como hábito de compra. Por xemplo, frequencia semanal ou mensal. Ou ainda que tipos de produtos ou que dia da semana ou mês do ano o cliente tende a comprar cada tipo de produto. </text:p>
      <text:p text:style-name="P17"/>
      <text:p text:style-name="P17">Veja que apesar de parecerem situações simples, a definição da população, amostra e variável de interesse é um assunto complexo e que normalmente exige um equipe multidisciplinar para a sua correta e efetiva definição. </text:p>
      <text:p text:style-name="P17"/>
      <text:p text:style-name="P18">O nosso objetivo neste curso não é entrar nestes detalhes, mais alerta-lo que tais problemas vão surgir na prática e que o sucesso da analise estatística depende em grande parte de como você definirá a população, obterá a amostra e do que será medido.</text:p>
      <text:p text:style-name="P18"/>
      <text:p text:style-name="P6"/>
      <text:p text:style-name="P6"/>
      <text:p text:style-name="P6"/>
      <text:p text:style-name="P6"/>
      <text:p text:style-name="P6"/>
      <text:p text:style-name="P6"/>
      <text:p text:style-name="P6"><text:soft-page-break/>SLIDE 6</text:p>
      <text:p text:style-name="P14"/>
      <text:p text:style-name="P19">A estatística como ensinada nas últimas décadas está dividida em três grandes áreas:</text:p>
      <text:p text:style-name="P19"/>
      <text:p text:style-name="P19">1. Estatística descritiva ou exploratória</text:p>
      <text:p text:style-name="P19">Que tem como principais objetivos</text:p>
      <text:p text:style-name="P19">- Verificar a consistência dos dados e fornecer algumas interpretações iniciais.</text:p>
      <text:p text:style-name="P19">- Permitir uma fácil visualização dos dados e explorar possíveis relações de interesse.</text:p>
      <text:p text:style-name="P19"/>
      <text:p text:style-name="P19">2. Teoria das Probabilidades</text:p>
      <text:p text:style-name="P19"/>
      <text:p text:style-name="P19">Fornece um arcabouço matemático adequado para lidar com situações onde existe incerteza.</text:p>
      <text:p text:style-name="P19"/>
      <text:p text:style-name="P19">3. Inferência estatística:</text:p>
      <text:p text:style-name="P19"/>
      <text:p text:style-name="P19">Fornece ferramentas baseadas na Teorias das Probabilidades para</text:p>
      <text:p text:style-name="P19">- Estimar quantidades desconhecidas.</text:p>
      <text:p text:style-name="P19">- Formular e testar hipóteses de interesse.</text:p>
      <text:p text:style-name="P19">É a parte da estatística que permite extrapolar o que vimos na amostra para a população.</text:p>
      <text:p text:style-name="P19"/>
      <text:p text:style-name="P19"><text:span text:style-name="T3">SLIDE 7</text:span> </text:p>
      <text:p text:style-name="P19"/>
      <text:p text:style-name="P20">Como um exemplo didático, suponha que desejamos verificar qual a proporção da população brasileira maior de 18 anos que concorda com o porte de armas. </text:p>
      <text:p text:style-name="P20">Neste caso a nossa população está bem definida: Brasileiros com mais de 18 anos.</text:p>
      <text:p text:style-name="P20">Suponha que desta grande população retiramos 3000 pessoas e fazemos a pergunta.</text:p>
      <text:p text:style-name="P20">Você concordo com o porte de armas? E damos apenas duas opções de resposta SIM ou NÃO.</text:p>
      <text:p text:style-name="P20">Suponha que destas 3000 pessoas 2000 responderam não. Então a estatísitca descritiva nos permite dizer que 2/3 da amostra não concorda com o porte de armas e que 1/3 concorda.</text:p>
      <text:p text:style-name="P20">Porém, qual é o percentual da população que concorda com o porte de armas? Isso nos não sabemos. E é neste ponto que as técnicas de inferencia estatística vão nos ajudar a extrapolar o que vimos na amostra para a população.</text:p>
      <text:p text:style-name="P20"/>
      <text:p text:style-name="P20">Note ainda que se repetirmos o experimento, ou seja, retirarmos outras 3000 pessoas da população e fizermos a mesma pergunta o percentual de pessoa<text:span text:style-name="T7">s</text:span> que discordam e concordam deve mudar. E é nesse ponto que a Teoria das Probabilidades mostra seu valor. Ela vai nos permitir lidar com a incerteza devido ao fato de termos mensurado apenas uma amostra e não toda a população.</text:p>
      <text:p text:style-name="P19"/>
      <text:p text:style-name="P7">SLIDE 8</text:p>
      <text:p text:style-name="P7"/>
      <text:p text:style-name="P21">Uma análise estatística é composta por diversas etapas. </text:p>
      <text:p text:style-name="P21">Tudo começa com a definição da população de interesse.</text:p>
      <text:p text:style-name="P21">Muitas vezes a população de interesse pode ser definida de forma precisa, no entanto os elementos que a compõem são de dificil acesso ou o processo de coleta é muito custoso. Nestes casos, entra a idéia de população factível. Em geral a população factível é uma subpopulação da população de interesse que sabidamente guarda características muito similares a população de interesse e que é de mais fácil acesso. Por exemplo, alunos de uma determinada Universidade para certas variáveis de interesse como sexo ou idade podem ser uma representação razoável da população. </text:p>
      <text:p text:style-name="P21">Que neste caso seria todos os universitários Brasileiros. </text:p>
      <text:p text:style-name="P21">Por outro lado, para outras características como preferência por um curso ou aproveitamento das disciplinas, taxa de reprovação alunos de uma Universidade podem apresentar valores muito <text:soft-page-break/>diferentes da população universitária. Sendo assim, é muito importante definir a população de interesse e de qual população realmente é possível extrair uma amostra.</text:p>
      <text:p text:style-name="P21"/>
      <text:p text:style-name="P21">O segundo passo é estabelecer os objetivos da pesquisa. Neste ponto, é que definimos quais dados coletar e postulamos quais as análises vamos fazer. Com o objetivo claro fica mais fácil escolher quais dados coletar e planejar as análises.</text:p>
      <text:p text:style-name="P21"/>
      <text:p text:style-name="P21">O terceiro passo é coletar os dados.</text:p>
      <text:p text:style-name="P21">Dependendo das características do estudos diferentes métodos estão disponíveis para coletar dados. Os mais populares são:</text:p>
      <text:p text:style-name="P21"/>
      <text:p text:style-name="P21">Fonte de dados secundários (IBGE, IPEA, etc);</text:p>
      <text:p text:style-name="P21">Questionários específicos (amostragem);</text:p>
      <text:p text:style-name="P21">Banco de dados da empresa;</text:p>
      <text:p text:style-name="P21">Experimentos em laboratórios (experimentos), etc.</text:p>
      <text:p text:style-name="P21"/>
      <text:p text:style-name="P21">Uma vez com a base de dados em mãos e organizados, podemos começar a analise dos dados. </text:p>
      <text:p text:style-name="P21">Em geral, uma analise estatística é divida em duas partes com objetivos e técnicas distintas.</text:p>
      <text:p text:style-name="P21"/>
      <text:p text:style-name="P21">Análise descritiva e exploratória (o que aconteceu na amostra?).</text:p>
      <text:p text:style-name="P21">Análise inferencial (o que acontece na população?).</text:p>
      <text:p text:style-name="P21"/>
      <text:p text:style-name="P8">SLIDE 9</text:p>
      <text:p text:style-name="P22"/>
      <text:p text:style-name="P22">O planejamento é a coleta de dados é um tópico em si. Por exemplo, nos cursos de bacharelado em Estatística da UFPR temos um curso de 90 horas destinado ao estudo de métodos de amostragem. Neste curso de Estatística Básica vamos apenas discutir de forma ampla três estratégias populares para a obtenção de dados.</text:p>
      <text:p text:style-name="P22"/>
      <text:p text:style-name="P22">- Experimentação.</text:p>
      <text:p text:style-name="P22">- Planos de amostragem.</text:p>
      <text:p text:style-name="P22">- Dados secundá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9:00:08.412256491</meta:creation-date>
    <dc:date>2019-01-30T14:02:58.527733232</dc:date>
    <meta:editing-duration>PT4H19M11S</meta:editing-duration>
    <meta:editing-cycles>10</meta:editing-cycles>
    <meta:generator>LibreOffice/5.1.6.2$Linux_x86 LibreOffice_project/10m0$Build-2</meta:generator>
    <meta:document-statistic meta:table-count="0" meta:image-count="0" meta:object-count="0" meta:page-count="5" meta:paragraph-count="110" meta:word-count="1862" meta:character-count="11408" meta:non-whitespace-character-count="9631"/>
  </office:meta>
</office:document-meta>
</file>